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我们没有办法在火星上进行测试所有的车的运行状态, 但hi我们可以在一些更为接近的环境中测试所有的物品的运行状态, 比如我在中国, 所以在塔克拉玛干沙漠中测试所有的物品的运行状态, </text:p>
      <text:p text:style-name="Standard"/>
      <text:p text:style-name="Standard">相似环境的测试: </text:p>
      <text:p text:style-name="Standard">塔克拉玛干沙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 LibreOffice_project/65905a128db06ba48db947242809d14d3f9a93fe</meta:generator>
    <dc:date>2018-11-22T14:10:23.019000000</dc:date>
    <meta:editing-duration>PT13M32S</meta:editing-duration>
    <meta:editing-cycles>1</meta:editing-cycles>
    <meta:document-statistic meta:table-count="0" meta:image-count="0" meta:object-count="0" meta:page-count="1" meta:paragraph-count="3" meta:word-count="100" meta:character-count="106" meta:non-whitespace-character-count="101"/>
  </office:meta>
</office:document-meta>
</file>